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fecd" officeooo:paragraph-rsid="0020fec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fo:language="en" fo:country="US" officeooo:rsid="002003ca"/>
    </style:style>
    <style:style style:name="T7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</text:span><text:span text:style-name="T6">8</text:span><text:span text:style-name="T5">th</text:span> of <text:span text:style-name="T4">November</text:span><text:span text:style-name="T3"> </text:span>202<text:span text:style-name="T3">5</text:span> under the <text:span text:style-name="T6">53rd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7">implement flight duration 4 rockets </text:span>for efficiency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Nicotinhoo</text:p>
      <text:p text:style-name="P1"/>
      <text:p text:style-name="P1"/>
      <text:p text:style-name="P1"/>
      <text:p text:style-name="Standard"><text:span text:style-name="T1">[</text:span><text:span text:style-name="T2">Motion 53-11: To implement flight duration 4 rocket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8:30:19.985551301</dc:date>
    <meta:editing-duration>PT2M49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46" meta:character-count="312" meta:non-whitespace-character-count="274"/>
  </office:meta>
</office:document-meta>
</file>